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7.093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5.999cm" svg:height="8.999cm" svg:x="10.637cm" svg:y="15.321cm">
            <draw:object draw:notify-on-update-of-ranges="Tabelle1.A27:Tabelle1.A27 Tabelle1.C27:Tabelle1.X27 Tabelle1.A28:Tabelle1.A28 Tabelle1.C28:Tabelle1.X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4" table:number-columns-repeated="999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rt</text:p>
          </table:table-cell>
          <table:table-cell table:style-name="ce3" office:value-type="string" calcext:value-type="string">
            <text:p>18.6.</text:p>
          </table:table-cell>
          <table:table-cell table:style-name="ce3" office:value-type="string" calcext:value-type="string">
            <text:p>19.6.</text:p>
          </table:table-cell>
          <table:table-cell table:style-name="ce3" office:value-type="string" calcext:value-type="string">
            <text:p>20.6.</text:p>
          </table:table-cell>
          <table:table-cell table:style-name="ce3" office:value-type="string" calcext:value-type="string">
            <text:p>21.6.</text:p>
          </table:table-cell>
          <table:table-cell table:style-name="ce3" office:value-type="string" calcext:value-type="string">
            <text:p>22.6.</text:p>
          </table:table-cell>
          <table:table-cell table:style-name="ce3" office:value-type="string" calcext:value-type="string">
            <text:p>23.6.</text:p>
          </table:table-cell>
          <table:table-cell table:style-name="ce3" office:value-type="string" calcext:value-type="string">
            <text:p>24.6.</text:p>
          </table:table-cell>
          <table:table-cell table:style-name="ce3" office:value-type="string" calcext:value-type="string">
            <text:p>25.6.</text:p>
          </table:table-cell>
          <table:table-cell table:style-name="ce3" office:value-type="string" calcext:value-type="string">
            <text:p>26.6.</text:p>
          </table:table-cell>
          <table:table-cell table:style-name="ce3" office:value-type="string" calcext:value-type="string">
            <text:p>27.6.</text:p>
          </table:table-cell>
          <table:table-cell table:style-name="ce3" office:value-type="string" calcext:value-type="string">
            <text:p>28.6.</text:p>
          </table:table-cell>
          <table:table-cell table:style-name="ce3" office:value-type="string" calcext:value-type="string">
            <text:p>29.6.</text:p>
          </table:table-cell>
          <table:table-cell table:style-name="ce3" office:value-type="string" calcext:value-type="string">
            <text:p>30.6.</text:p>
          </table:table-cell>
          <table:table-cell table:style-name="ce3" office:value-type="string" calcext:value-type="string">
            <text:p>1.7.</text:p>
          </table:table-cell>
          <table:table-cell table:style-name="ce3" office:value-type="string" calcext:value-type="string">
            <text:p>2.7.</text:p>
          </table:table-cell>
          <table:table-cell table:style-name="ce3" office:value-type="string" calcext:value-type="string">
            <text:p>3.7.</text:p>
          </table:table-cell>
          <table:table-cell table:style-name="ce3" office:value-type="string" calcext:value-type="string">
            <text:p>4.7.</text:p>
          </table:table-cell>
          <table:table-cell table:style-name="ce3" office:value-type="string" calcext:value-type="string">
            <text:p>5.7.</text:p>
          </table:table-cell>
          <table:table-cell table:style-name="ce3" office:value-type="string" calcext:value-type="string">
            <text:p>6.7.</text:p>
          </table:table-cell>
          <table:table-cell table:style-name="ce3" office:value-type="string" calcext:value-type="string">
            <text:p>7.7.</text:p>
          </table:table-cell>
          <table:table-cell table:style-name="ce3" office:value-type="string" calcext:value-type="string">
            <text:p>8.7.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Anmeldung als eigene Tabelle (-&gt; Historisierung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Suchdialog</text:p>
          </table:table-cell>
          <table:table-cell table:number-columns-repeated="22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Datenblatt</text:p>
          </table:table-cell>
          <table:table-cell table:number-columns-repeated="22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erfasssen UI: Anzeige von Fehlern als Tooltip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 office:value-type="string" calcext:value-type="string">
            <text:p>Logging implementieren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Testfälle definieren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style-name="ce2"/>
          <table:table-cell office:value-type="string" calcext:value-type="string">
            <text:p>Deployment mit Installationsanleitung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Problem mit „Adresse von Schüler übernehmen“ lösen versuchen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Problem mit „...str.“ -&gt; „...strasse“ verbessern versuchen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deal Burndown</text:p>
          </table:table-cell>
          <table:table-cell office:value-type="string" calcext:value-type="string">
            <text:p>Ideal - Remaining effort in Ideal work hours</text:p>
          </table:table-cell>
          <table:table-cell table:formula="of:=SUM([.C2:.C26])" office:value-type="float" office:value="49" calcext:value-type="float">
            <text:p>49</text:p>
          </table:table-cell>
          <table:table-cell table:formula="of:=([.C27]-[.$C$27]/21)" office:value-type="float" office:value="46.6666666666667" calcext:value-type="float">
            <text:p>46.6666666667</text:p>
          </table:table-cell>
          <table:table-cell table:formula="of:=([.D27]-[.$C$27]/21)" office:value-type="float" office:value="44.3333333333333" calcext:value-type="float">
            <text:p>44.3333333333</text:p>
          </table:table-cell>
          <table:table-cell table:formula="of:=([.E27]-[.$C$27]/21)" office:value-type="float" office:value="42" calcext:value-type="float">
            <text:p>42</text:p>
          </table:table-cell>
          <table:table-cell table:formula="of:=([.F27]-[.$C$27]/21)" office:value-type="float" office:value="39.6666666666667" calcext:value-type="float">
            <text:p>39.6666666667</text:p>
          </table:table-cell>
          <table:table-cell table:formula="of:=([.G27]-[.$C$27]/21)" office:value-type="float" office:value="37.3333333333333" calcext:value-type="float">
            <text:p>37.3333333333</text:p>
          </table:table-cell>
          <table:table-cell table:formula="of:=([.H27]-[.$C$27]/21)" office:value-type="float" office:value="35" calcext:value-type="float">
            <text:p>35</text:p>
          </table:table-cell>
          <table:table-cell table:formula="of:=([.I27]-[.$C$27]/21)" office:value-type="float" office:value="32.6666666666666" calcext:value-type="float">
            <text:p>32.6666666667</text:p>
          </table:table-cell>
          <table:table-cell table:formula="of:=([.J27]-[.$C$27]/21)" office:value-type="float" office:value="30.3333333333333" calcext:value-type="float">
            <text:p>30.3333333333</text:p>
          </table:table-cell>
          <table:table-cell table:formula="of:=([.K27]-[.$C$27]/21)" office:value-type="float" office:value="28" calcext:value-type="float">
            <text:p>28</text:p>
          </table:table-cell>
          <table:table-cell table:formula="of:=([.L27]-[.$C$27]/21)" office:value-type="float" office:value="25.6666666666667" calcext:value-type="float">
            <text:p>25.6666666667</text:p>
          </table:table-cell>
          <table:table-cell table:formula="of:=([.M27]-[.$C$27]/21)" office:value-type="float" office:value="23.3333333333333" calcext:value-type="float">
            <text:p>23.3333333333</text:p>
          </table:table-cell>
          <table:table-cell table:formula="of:=([.N27]-[.$C$27]/21)" office:value-type="float" office:value="21" calcext:value-type="float">
            <text:p>21</text:p>
          </table:table-cell>
          <table:table-cell table:formula="of:=([.O27]-[.$C$27]/21)" office:value-type="float" office:value="18.6666666666667" calcext:value-type="float">
            <text:p>18.6666666667</text:p>
          </table:table-cell>
          <table:table-cell table:formula="of:=([.P27]-[.$C$27]/21)" office:value-type="float" office:value="16.3333333333333" calcext:value-type="float">
            <text:p>16.3333333333</text:p>
          </table:table-cell>
          <table:table-cell table:formula="of:=([.Q27]-[.$C$27]/21)" office:value-type="float" office:value="14" calcext:value-type="float">
            <text:p>14</text:p>
          </table:table-cell>
          <table:table-cell table:formula="of:=([.R27]-[.$C$27]/21)" office:value-type="float" office:value="11.6666666666667" calcext:value-type="float">
            <text:p>11.6666666667</text:p>
          </table:table-cell>
          <table:table-cell table:formula="of:=([.S27]-[.$C$27]/21)" office:value-type="float" office:value="9.33333333333332" calcext:value-type="float">
            <text:p>9.3333333333</text:p>
          </table:table-cell>
          <table:table-cell table:formula="of:=([.T27]-[.$C$27]/21)" office:value-type="float" office:value="6.99999999999999" calcext:value-type="float">
            <text:p>7</text:p>
          </table:table-cell>
          <table:table-cell table:formula="of:=([.U27]-[.$C$27]/21)" office:value-type="float" office:value="4.66666666666666" calcext:value-type="float">
            <text:p>4.6666666667</text:p>
          </table:table-cell>
          <table:table-cell table:formula="of:=([.V27]-[.$C$27]/21)" office:value-type="float" office:value="2.33333333333332" calcext:value-type="float">
            <text:p>2.3333333333</text:p>
          </table:table-cell>
          <table:table-cell table:formula="of:=([.W27]-[.$C$27]/21)" office:value-type="float" office:value="-0.0000000000000115463194561016" calcext:value-type="float">
            <text:p>-1.15463194561016E-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tual Burndown</text:p>
          </table:table-cell>
          <table:table-cell office:value-type="string" calcext:value-type="string">
            <text:p>Actual - Remaining effort in Ideal work hours</text:p>
          </table:table-cell>
          <table:table-cell table:formula="of:=SUM([.C2:.C26])" office:value-type="float" office:value="49" calcext:value-type="float">
            <text:p>49</text:p>
          </table:table-cell>
          <table:table-cell table:formula="of:=SUM([.D2:.D26])" office:value-type="float" office:value="49" calcext:value-type="float">
            <text:p>49</text:p>
          </table:table-cell>
          <table:table-cell table:formula="of:=SUM([.E2:.E26])" office:value-type="float" office:value="49" calcext:value-type="float">
            <text:p>49</text:p>
          </table:table-cell>
          <table:table-cell table:formula="of:=SUM([.F2:.F26])" office:value-type="float" office:value="43" calcext:value-type="float">
            <text:p>43</text:p>
          </table:table-cell>
          <table:table-cell table:formula="of:=SUM([.G2:.G26])" office:value-type="float" office:value="46" calcext:value-type="float">
            <text:p>46</text:p>
          </table:table-cell>
          <table:table-cell table:formula="of:=SUM([.H2:.H26])" office:value-type="float" office:value="46" calcext:value-type="float">
            <text:p>46</text:p>
          </table:table-cell>
          <table:table-cell table:formula="of:=SUM([.I2:.I26])" office:value-type="float" office:value="43" calcext:value-type="float">
            <text:p>43</text:p>
          </table:table-cell>
          <table:table-cell table:formula="of:=SUM([.J2:.J26])" office:value-type="float" office:value="43" calcext:value-type="float">
            <text:p>43</text:p>
          </table:table-cell>
          <table:table-cell table:formula="of:=SUM([.K2:.K26])" office:value-type="float" office:value="40" calcext:value-type="float">
            <text:p>40</text:p>
          </table:table-cell>
          <table:table-cell table:formula="of:=SUM([.L2:.L26])" office:value-type="float" office:value="40" calcext:value-type="float">
            <text:p>40</text:p>
          </table:table-cell>
          <table:table-cell table:formula="of:=SUM([.M2:.M26])" office:value-type="float" office:value="40" calcext:value-type="float">
            <text:p>40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40" calcext:value-type="float">
            <text:p>40</text:p>
          </table:table-cell>
          <table:table-cell table:formula="of:=SUM([.P2:.P26])" office:value-type="float" office:value="40" calcext:value-type="float">
            <text:p>40</text:p>
          </table:table-cell>
          <table:table-cell table:formula="of:=SUM([.Q2:.Q26])" office:value-type="float" office:value="40" calcext:value-type="float">
            <text:p>40</text:p>
          </table:table-cell>
          <table:table-cell table:formula="of:=SUM([.R2:.R26])" office:value-type="float" office:value="40" calcext:value-type="float">
            <text:p>40</text:p>
          </table:table-cell>
          <table:table-cell table:formula="of:=SUM([.S2:.S26])" office:value-type="float" office:value="40" calcext:value-type="float">
            <text:p>40</text:p>
          </table:table-cell>
          <table:table-cell table:formula="of:=SUM([.T2:.T26])" office:value-type="float" office:value="40" calcext:value-type="float">
            <text:p>40</text:p>
          </table:table-cell>
          <table:table-cell table:formula="of:=SUM([.U2:.U26])" office:value-type="float" office:value="40" calcext:value-type="float">
            <text:p>40</text:p>
          </table:table-cell>
          <table:table-cell table:formula="of:=SUM([.V2:.V26])" office:value-type="float" office:value="40" calcext:value-type="float">
            <text:p>40</text:p>
          </table:table-cell>
          <table:table-cell table:formula="of:=SUM([.W2:.W26])" office:value-type="float" office:value="40" calcext:value-type="float">
            <text:p>40</text:p>
          </table:table-cell>
          <table:table-cell table:formula="of:=SUM([.X2:.X26])" office:value-type="float" office:value="40" calcext:value-type="float">
            <text:p>40</text:p>
          </table:table-cell>
          <table:table-cell table:number-columns-repeated="100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Futura Book" fo:font-family="'Futura Book'" style:font-family-generic="swiss" fo:font-size="11pt" style:font-name-asian="Droid Sans Fallback" style:font-family-asian="'Droid Sans Fallback'" style:font-family-generic-asian="system" style:font-pitch-asian="variable" style:font-size-asian="11pt" style:font-name-complex="Futura Book" style:font-family-complex="'Futura Book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.00.0000</text:date>, <text:time style:data-style-name="N2" text:time-value="22:06:00.0211757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4:41:53</meta:creation-date>
    <dc:date>2015-06-25T22:20:07.131521515</dc:date>
    <meta:editing-duration>PT26M5S</meta:editing-duration>
    <meta:generator>LibreOffice/4.2.8.2$Linux_X86_64 LibreOffice_project/420m0$Build-2</meta:generator>
    <meta:editing-cycles>6</meta:editing-cycles>
    <meta:document-statistic meta:table-count="1" meta:cell-count="638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63cm" svg:y="3.952cm" style:legend-expansion="high" chart:style-name="ch2"/>
        <chart:plot-area chart:style-name="ch3" table:cell-range-address="Tabelle1.A27:Tabelle1.A28 Tabelle1.C27:Tabelle1.X28" chart:data-source-has-labels="column" svg:x="0.32cm" svg:y="0.18cm" svg:width="11.423cm" svg:height="8.64cm">
          <chartooo:coordinate-region svg:x="1.047cm" svg:y="0.38cm" svg:width="10.50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7:Tabelle1.X27" chart:label-cell-address="Tabelle1.A27:Tabelle1.A27" chart:class="chart:line">
            <chart:data-point chart:repeated="22"/>
          </chart:series>
          <chart:series chart:style-name="ch7" chart:values-cell-range-address="Tabelle1.C28:Tabelle1.X28" chart:label-cell-address="Tabelle1.A28:Tabelle1.A28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Ideal Burndown</text:p>
                <draw:g>
                  <svg:desc>Tabelle1.A27:Tabelle1.A27</svg:desc>
                </draw:g>
              </table:table-cell>
              <table:table-cell office:value-type="float" office:value="49">
                <text:p>49</text:p>
                <draw:g>
                  <svg:desc>Tabelle1.C27:Tabelle1.X27</svg:desc>
                </draw:g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42">
                <text:p>42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35">
                <text:p>35</text:p>
              </table:table-cell>
              <table:table-cell office:value-type="float" office:value="32.6666666666666">
                <text:p>32.6666666666666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28">
                <text:p>28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21">
                <text:p>21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4">
                <text:p>14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9.33333333333332">
                <text:p>9.33333333333332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4.66666666666666">
                <text:p>4.66666666666666</text:p>
              </table:table-cell>
              <table:table-cell office:value-type="float" office:value="2.33333333333332">
                <text:p>2.33333333333332</text:p>
              </table:table-cell>
              <table:table-cell office:value-type="float" office:value="-0.0000000000000115463194561016">
                <text:p>-0.0000000000000115463194561016</text:p>
              </table:table-cell>
            </table:table-row>
            <table:table-row>
              <table:table-cell office:value-type="string">
                <text:p>Actual Burndown</text:p>
                <draw:g>
                  <svg:desc>Tabelle1.A28:Tabelle1.A28</svg:desc>
                </draw:g>
              </table:table-cell>
              <table:table-cell office:value-type="float" office:value="49">
                <text:p>49</text:p>
                <draw:g>
                  <svg:desc>Tabelle1.C28:Tabelle1.X28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